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vg:font-family="'Noto Sans'" style:font-family-generic="system" style:font-pitch="variable"/>
  </office:font-face-decls>
  <office:automatic-styles>
    <style:style style:name="Tableau1" style:family="table">
      <style:table-properties style:width="17.039cm" fo:margin-left="-0.016cm" table:align="left"/>
    </style:style>
    <style:style style:name="Tableau1.A" style:family="table-column">
      <style:table-column-properties style:column-width="8.52cm"/>
    </style:style>
    <style:style style:name="Tableau1.A1" style:family="table-cell">
      <style:table-cell-properties fo:padding="0.097cm" fo:border-left="0.018cm solid #000000" fo:border-right="none" fo:border-top="0.018cm solid #000000" fo:border-bottom="0.018cm solid #000000"/>
    </style:style>
    <style:style style:name="Tableau1.B1" style:family="table-cell">
      <style:table-cell-properties fo:padding="0.097cm" fo:border="0.018cm solid #000000"/>
    </style:style>
    <style:style style:name="Tableau1.2" style:family="table-row">
      <style:table-row-properties style:min-row-height="4.117cm"/>
    </style:style>
    <style:style style:name="Tableau1.A2" style:family="table-cell">
      <style:table-cell-properties fo:padding="0.097cm" fo:border-left="0.018cm solid #000000" fo:border-right="none" fo:border-top="none" fo:border-bottom="0.018cm solid #000000"/>
    </style:style>
    <style:style style:name="Tableau1.B2" style:family="table-cell">
      <style:table-cell-properties fo:padding="0.097cm" fo:border-left="0.018cm solid #000000" fo:border-right="0.018cm solid #000000" fo:border-top="none" fo:border-bottom="0.018cm solid #000000"/>
    </style:style>
    <style:style style:name="Tableau1.4" style:family="table-row">
      <style:table-row-properties style:min-row-height="4.53cm"/>
    </style:style>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padding="0.097cm" fo:border-left="0.018cm solid #000000" fo:border-right="none" fo:border-top="0.018cm solid #000000" fo:border-bottom="0.018cm solid #000000"/>
    </style:style>
    <style:style style:name="Tableau2.B1" style:family="table-cell">
      <style:table-cell-properties fo:padding="0.097cm" fo:border="0.018cm solid #000000"/>
    </style:style>
    <style:style style:name="Tableau2.A2" style:family="table-cell">
      <style:table-cell-properties fo:padding="0.097cm" fo:border-left="0.018cm solid #000000" fo:border-right="none" fo:border-top="none" fo:border-bottom="0.018cm solid #000000"/>
    </style:style>
    <style:style style:name="Tableau2.B2" style:family="table-cell">
      <style:table-cell-properties fo:padding="0.097cm" fo:border-left="0.018cm solid #000000" fo:border-right="0.018cm solid #000000" fo:border-top="none" fo:border-bottom="0.018cm solid #000000"/>
    </style:style>
    <style:style style:name="P1" style:family="paragraph" style:parent-style-name="Standard">
      <style:text-properties style:font-name="Arial"/>
    </style:style>
    <style:style style:name="P2" style:family="paragraph" style:parent-style-name="Table_20_Contents">
      <style:text-properties style:font-name="Arial"/>
    </style:style>
    <style:style style:name="P3" style:family="paragraph" style:parent-style-name="Table_20_Contents">
      <style:text-properties style:font-name="Arial"/>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number-columns-repeated="2"/>
        <table:table-row>
          <table:table-cell table:style-name="Tableau1.A1" office:value-type="string">
            <text:p text:style-name="P2">Strength</text:p>
          </table:table-cell>
          <table:table-cell table:style-name="Tableau1.B1" office:value-type="string">
            <text:p text:style-name="P2">Weakness</text:p>
          </table:table-cell>
        </table:table-row>
        <table:table-row table:style-name="Tableau1.2">
          <table:table-cell table:style-name="Tableau1.A2" office:value-type="string">
            <text:p text:style-name="P2"><text:s text:c="3"/>_Spotify domine le milieu du streaming musical avec 31% du marché, soit 16% de plus que le 2ème, Apple Music qui n’est qu'à 15%. (<text:a xlink:type="simple" xlink:href="https://www.frandroid.com/services/streaming-musical/1202279_marche-du-streaming-musical-spotify-toujours-sans-concurrence-mais" text:style-name="Internet_20_link" text:visited-style-name="Visited_20_Internet_20_Link">https://www.frandroid.com/services/streaming-musical/1202279_marche-du-streaming-musical-spotify-toujours-sans-concurrence-mais</text:a>)</text:p>
            <text:p text:style-name="P2"><text:s text:c="3"/>_Spotify est depuis le 1<text:span text:style-name="T1">er</text:span> juillet 2022 le partenaire principal du club FC Barcelone. Le partenariat comprend également un contrat de nommage portant sur le stade Camp Nou, désormais appelé « Spotify Camp Nou ». Cela pourrait apporter davantage de visibilité à l’entreprise et attirer une nouvelle clientèle. (<text:a xlink:type="simple" xlink:href="https://www.fcbarcelona.fr/fr/club/actualites/2663694/debut-de-lalliance-strategique-qui-unira-musique-et-sport-entre-le-barca-et-spotify" text:style-name="Internet_20_link" text:visited-style-name="Visited_20_Internet_20_Link">https://www.fcbarcelona.fr/fr/club/actualites/2663694/debut-de-lalliance-strategique-qui-unira-musique-et-sport-entre-le-barca-et-spotify</text:a>)</text:p>
            <text:p text:style-name="P2"><text:s text:c="3"/>_Spotify est disponible dans un très grand nombre de pays, ce qui permet de rendre l’application disponible de partout dans le monde et donc d’augmenter son nombre de clients potentiels. (<text:a xlink:type="simple" xlink:href="https://support.spotify.com/fr/article/where-spotify-is-available/" text:style-name="Internet_20_link" text:visited-style-name="Visited_20_Internet_20_Link">https://support.spotify.com/fr/article/where-spotify-is-available/</text:a>)</text:p>
            <text:p text:style-name="P2"><text:s text:c="3"/>_Spotify peut être installé sur un grand nombre d’appareils avec une application adaptée pour Mac OS X, Windows, iOS et Android mais également sur Linux ou directement via le navigateur web. (<text:a xlink:type="simple" xlink:href="https://www.spotify.com/fr/download/other/" text:style-name="Internet_20_link" text:visited-style-name="Visited_20_Internet_20_Link">https://www.spotify.com/fr/download/other/</text:a>)</text:p>
            <text:p text:style-name="P2"><text:s text:c="3"/>_Spotify contient un grand éventail de titres avec plus de 100 millions de titres disponibles sur sa plateforme, ce qui permet d’attirer tout type de client, avec de la musique allant du jazz à du métal. (<text:a xlink:type="simple" xlink:href="https://www.frandroid.com/services/streaming-musical/288776_streaming-musical-offre-choisir" text:style-name="Internet_20_link" text:visited-style-name="Visited_20_Internet_20_Link">https://www.frandroid.com/services/streaming-musical/288776_streaming-musical-offre-choisir</text:a>)</text:p>
          </table:table-cell>
          <table:table-cell table:style-name="Tableau1.B2" office:value-type="string">
            <text:p text:style-name="P2"><text:s text:c="3"/>_Malgré un chiffre d’affaires de 11,727 milliards d’euros en 2022, soit 2 milliards de plus qu'en 2021, Spotify est en perte de 430 millions d’euros sur l’année 2022, soit 400 millions de plus qu'en 2021. Spotify n’a d’ailleurs jamais réussi à sortir de bénéfices depuis sa création. (<text:a xlink:type="simple" xlink:href="https://www.zonebourse.com/cours/action/SPOTIFY-TECHNOLOGY-S-A-42589613/" text:style-name="Internet_20_link" text:visited-style-name="Visited_20_Internet_20_Link">https://www.zonebourse.com/cours/action/SPOTIFY-TECHNOLOGY-S-A-42589613/</text:a>)</text:p>
            <text:p text:style-name="P2"><text:s text:c="3"/>_Spotify est critiqué pour son hébergement de chansons et de podcasts racistes, antisémites et néonazis. En 2022, un rapport de l’Anti-Defamation League identifie 40 groupes musicaux suprémacistes blancs sur la plateforme. Malgré des efforts revendiqués par Spotify, la plateforme continue en mai 2024 de proposer des discours haineux et des chants du troisième Reich, tandis qu’une partie du contenu supprimé reste visible sur la plateforme malgré qu’il ne soit plus écoutable. (<text:a xlink:type="simple" xlink:href="https://www.liberation.fr/politique/hymnes-nazis-chants-racistes-podcasts-complotistes-sur-deezer-et-spotify-lextreme-droite-dans-les-oreilles-20240510_ETFPPNEM7VH2BI3EVWTSOI2AA4/" text:style-name="Internet_20_link" text:visited-style-name="Visited_20_Internet_20_Link">https://www.liberation.fr/politique/hymnes-nazis-chants-racistes-podcasts-complotistes-sur-deezer-et-spotify-lextreme-droite-dans-les-oreilles-20240510_ETFPPNEM7VH2BI3EVWTSOI2AA4/</text:a>)</text:p>
            <text:p text:style-name="P2"><text:s text:c="3"/>_Spotify a été accusé à plusieurs reprises de sous-payer les artistes, ce qui a amené certains artistes célèbres tels que Taylor Swift à retirer leur contenu de la plateforme. (<text:a xlink:type="simple" xlink:href="https://time.com/3554468/why-taylor-swift-spotify/" text:style-name="Internet_20_link" text:visited-style-name="Visited_20_Internet_20_Link">https://time.com/3554468/why-taylor-swift-spotify/</text:a>)</text:p>
            <text:p text:style-name="P2"><text:s text:c="3"/>_Suite à une taxe sur le streaming, Spotify a dû augmenter le prix de son abonnement premium de 13 centimes, passant de 10,99€ à 11,12€. (<text:a xlink:type="simple" xlink:href="https://www.lesechos.fr/tech-medias/medias/labonnement-premium-a-spotify-en-france-devient-le-plus-cher-de-la-zone-euro-2097561" text:style-name="Internet_20_link" text:visited-style-name="Visited_20_Internet_20_Link">https://www.lesechos.fr/tech-medias/medias/labonnement-premium-a-spotify-en-france-devient-le-plus-cher-de-la-zone-euro-2097561</text:a>)</text:p>
            <text:p text:style-name="P2"><text:s text:c="3"/>_Spotify possède un abonnement gratuit, mais uniquement sur mobile et avec des pubs et une limitation sur le choix de la musique. Cela pourrait faire que les clients potentiels qui prennent cette option gratuite ne souhaitent pas prendre la version premium et restent sur la version gratuite sans avoir de limite de temps sur cette <text:soft-page-break/>version gratuite. (<text:a xlink:type="simple" xlink:href="https://www.spotify.com/fr/free/" text:style-name="Internet_20_link" text:visited-style-name="Visited_20_Internet_20_Link">https://www.spotify.com/fr/free/</text:a>)</text:p>
          </table:table-cell>
        </table:table-row>
        <table:table-row>
          <table:table-cell table:style-name="Tableau1.A2" office:value-type="string">
            <text:p text:style-name="P2">Opportunity</text:p>
          </table:table-cell>
          <table:table-cell table:style-name="Tableau1.B2" office:value-type="string">
            <text:p text:style-name="P2">Threats</text:p>
          </table:table-cell>
        </table:table-row>
        <table:table-row table:style-name="Tableau1.4">
          <table:table-cell table:style-name="Tableau1.A2" office:value-type="string">
            <text:p text:style-name="P2"><text:s text:c="3"/>_Le milieu du streaming musical est en constante croissance (+9,6 % entre le premier semestre de 2024 par rapport au 1<text:span text:style-name="T1">er</text:span> semestre de 2023) depuis plusieurs années comparé aux ventes physiques (-6,8 % entre le premier semestre de 2024 par rapport au 1<text:span text:style-name="T1">er</text:span> semestre de 2023) qui, eux, sont en constante baisse depuis. (<text:a xlink:type="simple" xlink:href="https://snepmusique.com/category/chiffres-ressources/" text:style-name="Internet_20_link" text:visited-style-name="Visited_20_Internet_20_Link">https://snepmusique.com/category/chiffres-ressources/</text:a>)</text:p>
            <text:p text:style-name="P2"><text:s text:c="3"/>_Le milieu des concerts en ligne et en pleine croissance depuis la pandémie du Covid-19 et Spotify ne s’y est pas encore installé. Spotify pourrait s’y installer et l’utiliser pour augmenter ses bénéfices et sa confiance en reversant une partie des bénéfices aux artistes. (<text:a xlink:type="simple" xlink:href="https://www.lesechos.fr/weekend/spectacles-musique/livestream-pourquoi-les-concerts-virtuels-battent-des-records-1274190" text:style-name="Internet_20_link" text:visited-style-name="Visited_20_Internet_20_Link">https://www.lesechos.fr/weekend/spectacles-musique/livestream-pourquoi-les-concerts-virtuels-battent-des-records-1274190</text:a>)</text:p>
            <text:p text:style-name="P2"><text:s text:c="3"/>_Spotify pourrait profiter de l’explosion de l’intelligence artificielle pour créer un nouveau style de musique basé sur l’IA en faisant chanter les IA ou juste en les utilisant pour créer des beats ou assister les beatmakers, améliorant donc leur efficacité. (<text:a xlink:type="simple" xlink:href="https://www.sonovente.com/guides/intelligence-articielle-dans-la-musique-et-sa-revolution.html" text:style-name="Internet_20_link" text:visited-style-name="Visited_20_Internet_20_Link">https://www.sonovente.com/guides/intelligence-articielle-dans-la-musique-et-sa-revolution.html</text:a>)</text:p>
            <text:p text:style-name="P2"><text:s text:c="3"/>_Spotify pourrait mettre en avant un partenariat avec des entreprises comme TikTok ou YouTube pour mettre en avant des musiques disponibles uniquement sur Spotify et attirer de nouveaux clients via ses tendances créées sur ses plateformes. (<text:a xlink:type="simple" xlink:href="https://www.iim.fr/limpact-de-tiktok-sur-lindustrie-musicale/" text:style-name="Internet_20_link" text:visited-style-name="Visited_20_Internet_20_Link">https://www.iim.fr/limpact-de-tiktok-sur-lindustrie-musicale/</text:a>)</text:p>
            <text:p text:style-name="P2"><text:s text:c="3"/>_Spotify pourrait se lancer dans le milieu du physique en élargissant ses options et proposer des événements en présentiel ou en proposant des CD ou des vinyles qui <text:soft-page-break/>reprennent en popularité dû à leur style « old school ». (<text:a xlink:type="simple" xlink:href="https://www.diggersfactory.com/fr/blog/502/les-ventes-de-vinyles-encore-en-croissance-en-2023" text:style-name="Internet_20_link" text:visited-style-name="Visited_20_Internet_20_Link">https://www.diggersfactory.com/fr/blog/502/les-ventes-de-vinyles-encore-en-croissance-en-2023</text:a>)</text:p>
          </table:table-cell>
          <table:table-cell table:style-name="Tableau1.B2" office:value-type="string">
            <text:p text:style-name="P2"><text:s text:c="3"/>_En 2009, soit 1 an après sa création, Spotify annonce que les données personnelles comme les adresses électroniques ou la date de naissance de ses utilisateurs d’avant 2009 sont menacées par des hackers exploitant un bug du système de Spotify. Cela peut créer un manque de confiance des utilisateurs envers la sécurité informatique de leurs données. Aujourd’hui, le hacking est toujours présent, permettant à certaines personnes d’accéder à un compte premium sans le payer en accédant au compte d’autres personnes. (<text:a xlink:type="simple" xlink:href="https://www.theguardian.com/technology/2009/mar/04/online-music-spotify-hacked" text:style-name="Internet_20_link" text:visited-style-name="Visited_20_Internet_20_Link">https://www.theguardian.com/technology/2009/mar/04/online-music-spotify-hacked</text:a>)</text:p>
            <text:p text:style-name="P2"><text:s text:c="3"/>_Spotify n’est pas le seul sur le marché, malgré le fait qu’elle soit première, Spotify possède un grand nombre de concurrents notamment Apple Music, Deezer, Amazon Music ou encore Youtube Music. (<text:a xlink:type="simple" xlink:href="https://www.frandroid.com/services/streaming-musical/1202279_marche-du-streaming-musical-spotify-toujours-sans-concurrence-mais" text:style-name="Internet_20_link" text:visited-style-name="Visited_20_Internet_20_Link">https://www.frandroid.com/services/streaming-musical/1202279_marche-du-streaming-musical-spotify-toujours-sans-concurrence-mais</text:a>)</text:p>
            <text:p text:style-name="P2"><text:s text:c="3"/>_Spotify étant un service en ligne, elle est très dépendante de la technologie. Certes, cette technologie peut être avantageuse dans certains cas comme la disponibilité dans le monde, si les serveurs ont un problème, plus personne n’a accès au service jusqu’à la réparation du service. (<text:a xlink:type="simple" xlink:href="https://www.clubic.com/actualite-538961-spotify-victime-d-une-panne-mondiale.html" text:style-name="Internet_20_link" text:visited-style-name="Visited_20_Internet_20_Link">https://www.clubic.com/actualite-538961-spotify-victime-d-une-panne-mondiale.html</text:a>)</text:p>
            <text:p text:style-name="P2"><text:s text:c="3"/>_Depuis quelques années, les contrats avec les artistes ne font qu’augmenter. Cela peut provoquer une hausse des prix des abonnements, ce qui limitera le nombre de clients, ou cela provoquera aussi une diminution des revenus suite à ces abonnements. (<text:a xlink:type="simple" xlink:href="https://www.jss.fr/Industrie_musicale_et_contrats_d’artistes__une_constante_evolution-2931.awp?AWPID98B8ED7F=3ACD2365D3ED6FDED7467E1F94714552C1D98C51" text:style-name="Internet_20_link" text:visited-style-name="Visited_20_Internet_20_Link">https://www.jss.fr/Industrie_musicale_et_co</text:a><text:soft-page-break/><text:a xlink:type="simple" xlink:href="https://www.jss.fr/Industrie_musicale_et_contrats_d’artistes__une_constante_evolution-2931.awp?AWPID98B8ED7F=3ACD2365D3ED6FDED7467E1F94714552C1D98C51" text:style-name="Internet_20_link" text:visited-style-name="Visited_20_Internet_20_Link">ntrats_d%E2%80%99artistes__une_constante_evolution-2931.awp?AWPID98B8ED7F=3ACD2365D3ED6FDED7467E1F94714552C1D98C51</text:a>)</text:p>
            <text:p text:style-name="P2"><text:s text:c="3"/>_Spotify étant basé principalement sur des abonnements, en cas de crise économique comme lors du Covid-19, Spotify peut perdre beaucoup d'argent si les gens décident de résilier leur abonnement. C'est d'ailleurs ce qu'il s'est passé pendant le Covid-19, avec un manque à gagner pour Spotify de 430 millions d'euros. (<text:a xlink:type="simple" xlink:href="https://musiczone.substack.com/p/limpact-du-covid-19-sur-lactivit" text:style-name="Internet_20_link" text:visited-style-name="Visited_20_Internet_20_Link">https://musiczone.substack.com/p/limpact-du-covid-19-sur-lactivit</text:a>)</text:p>
          </table:table-cell>
        </table:table-row>
      </table:table>
      <text:p text:style-name="P1"/>
      <text:p text:style-name="P1"/>
      <table:table table:name="Tableau2" table:style-name="Tableau2">
        <table:table-column table:style-name="Tableau2.A"/>
        <table:table-column table:style-name="Tableau2.B"/>
        <table:table-row>
          <table:table-cell table:style-name="Tableau2.A1" office:value-type="string">
            <text:p text:style-name="P2">Type d’organisation</text:p>
          </table:table-cell>
          <table:table-cell table:style-name="Tableau2.B1" office:value-type="string">
            <text:p text:style-name="P2">Organisation privée.</text:p>
          </table:table-cell>
        </table:table-row>
        <table:table-row>
          <table:table-cell table:style-name="Tableau2.A2" office:value-type="string">
            <text:p text:style-name="P2">Finalité, but et objectifs</text:p>
          </table:table-cell>
          <table:table-cell table:style-name="Tableau2.B2" office:value-type="string">
            <text:p text:style-name="P2">Finalité : Donner accès à de la musique facilement dans le monde entier.</text:p>
            <text:p text:style-name="P2">But : Lucratif (faire du profit).</text:p>
            <text:p text:style-name="P2">Objectifs : Libérer le potentiel de la créativité humaine, en offrant à un million d’artistes créatifs la possibilité de vivre de leur art et à des milliards de fans la possibilité d’en profiter et d’en être inspirés.</text:p>
          </table:table-cell>
        </table:table-row>
        <table:table-row>
          <table:table-cell table:style-name="Tableau2.A2" office:value-type="string">
            <text:p text:style-name="P2">Forme juridique</text:p>
          </table:table-cell>
          <table:table-cell table:style-name="Tableau2.B2" office:value-type="string">
            <text:p text:style-name="P2">Société anonyme suédoise.</text:p>
          </table:table-cell>
        </table:table-row>
        <table:table-row>
          <table:table-cell table:style-name="Tableau2.A2" office:value-type="string">
            <text:p text:style-name="P2">Ressources :</text:p>
            <text:p text:style-name="P2"><text:s/>_financières</text:p>
            <text:p text:style-name="P2"><text:s/>_matérielles et technologiques</text:p>
            <text:p text:style-name="P2"><text:s/>_commerciales</text:p>
            <text:p text:style-name="P2"><text:s/>_humaines</text:p>
          </table:table-cell>
          <table:table-cell table:style-name="Tableau2.B2" office:value-type="string">
            <text:p text:style-name="P2">- Perte nette de 430 millions d’euros en 2022.</text:p>
            <text:p text:style-name="P2">- Siège social à Stockholm en Suède, un grand nombre de partenariats avec des entreprises comme Uber et Waze.</text:p>
            <text:p text:style-name="P2">- Entreprise renommée pour son grand nombre de contenus disponibles facilement et partout.</text:p>
            <text:p text:style-name="P2">- 9800 collaborateurs en 2022, dont la majorité sont dans le service de support client.</text:p>
          </table:table-cell>
        </table:table-row>
        <table:table-row>
          <table:table-cell table:style-name="Tableau2.A2" office:value-type="string">
            <text:p text:style-name="P2">Nature de l’activité</text:p>
          </table:table-cell>
          <table:table-cell table:style-name="Tableau2.B2" office:value-type="string">
            <text:p text:style-name="P2">Service numérique qui propose de la musique, des podcasts et des vidéos, et qui vous offre un accès à des millions de titres et à d’autres contenus de créateurs du monde entier.</text:p>
          </table:table-cell>
        </table:table-row>
        <table:table-row>
          <table:table-cell table:style-name="Tableau2.A2" office:value-type="string">
            <text:p text:style-name="P2">Secteur économique (déterminé par l’activité principale)</text:p>
          </table:table-cell>
          <table:table-cell table:style-name="Tableau2.B2" office:value-type="string">
            <text:p text:style-name="P2">Secteur tertiaire.</text:p>
          </table:table-cell>
        </table:table-row>
        <table:table-row>
          <table:table-cell table:style-name="Tableau2.A2" office:value-type="string">
            <text:p text:style-name="P2">Champ d’action géographique</text:p>
          </table:table-cell>
          <table:table-cell table:style-name="Tableau2.B2" office:value-type="string">
            <text:p text:style-name="P2">Mondiale.</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Noto Sans"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15%"/>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loext:margin-gutter="0cm"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11-13T10:03:24.768392809</meta:creation-date>
    <dc:date>2024-11-16T13:48:19.08</dc:date>
    <meta:editing-duration>PT3H49M58S</meta:editing-duration>
    <meta:editing-cycles>47</meta:editing-cycles>
    <meta:generator>OpenOffice/4.1.6$Win32 OpenOffice.org_project/416m1$Build-9790</meta:generator>
    <meta:document-statistic meta:table-count="2" meta:image-count="0" meta:object-count="0" meta:page-count="3" meta:paragraph-count="47" meta:word-count="1058" meta:character-count="8451"/>
  </office:meta>
</office:document-meta>
</file>